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161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5.0319in"/>
    </style:style>
    <style:style style:name="co6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8252in"/>
    </style:style>
    <style:style style:name="co15" style:family="table-column">
      <style:table-column-properties fo:break-before="auto" style:column-width="0.8362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9701in"/>
    </style:style>
    <style:style style:name="co19" style:family="table-column">
      <style:table-column-properties fo:break-before="auto" style:column-width="2.4618in"/>
    </style:style>
    <style:style style:name="co20" style:family="table-column">
      <style:table-column-properties fo:break-before="auto" style:column-width="2.8866in"/>
    </style:style>
    <style:style style:name="co21" style:family="table-column">
      <style:table-column-properties fo:break-before="auto" style:column-width="1.7264in"/>
    </style:style>
    <style:style style:name="co22" style:family="table-column">
      <style:table-column-properties fo:break-before="auto" style:column-width="4.8665in"/>
    </style:style>
    <style:style style:name="co23" style:family="table-column">
      <style:table-column-properties fo:break-before="auto" style:column-width="1.8717in"/>
    </style:style>
    <style:style style:name="co24" style:family="table-column">
      <style:table-column-properties fo:break-before="auto" style:column-width="0.6173in"/>
    </style:style>
    <style:style style:name="co25" style:family="table-column">
      <style:table-column-properties fo:break-before="auto" style:column-width="0.9382in"/>
    </style:style>
    <style:style style:name="co26" style:family="table-column">
      <style:table-column-properties fo:break-before="auto" style:column-width="1.1874in"/>
    </style:style>
    <style:style style:name="co27" style:family="table-column">
      <style:table-column-properties fo:break-before="auto" style:column-width="2.3374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30" style:family="table-column">
      <style:table-column-properties fo:break-before="auto" style:column-width="3.670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2"/>
    <style:style style:name="ce9" style:family="table-cell" style:parent-style-name="Default" style:data-style-name="N3">
      <style:text-properties fo:font-weight="bold" style:font-weight-asian="bold" style:font-weight-complex="bold"/>
    </style:style>
    <style:style style:name="ce10" style:family="table-cell" style:parent-style-name="Default" style:data-style-name="N3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5" table:default-cell-style-name="ce8"/>
        <table:table-column table:style-name="co14" table:default-cell-style-name="ce8"/>
        <table:table-column table:style-name="co16" table:default-cell-style-name="ce8"/>
        <table:table-column table:style-name="co17" table:number-columns-repeated="1006" table:default-cell-style-name="Default"/>
        <table:table-row table:style-name="ro1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 Dev</text:p>
          </table:table-cell>
          <table:table-cell table:style-name="ce3" office:value-type="string" calcext:value-type="string">
            <text:p>95% Conf Int</text:p>
          </table:table-cell>
          <table:table-cell table:style-name="ce3" office:value-type="string" calcext:value-type="string">
            <text:p>CI Upper Bound</text:p>
          </table:table-cell>
          <table:table-cell table:style-name="ce3" office:value-type="string" calcext:value-type="string">
            <text:p>Records per Second</text:p>
          </table:table-cell>
          <table:table-cell table:style-name="ce6" office:value-type="string" calcext:value-type="string">
            <text:p>Initial Load Hours</text:p>
          </table:table-cell>
          <table:table-cell table:style-name="ce6" office:value-type="string" calcext:value-type="string">
            <text:p>Initial Load Days</text:p>
          </table:table-cell>
          <table:table-cell table:style-name="ce6" office:value-type="string" calcext:value-type="string">
            <text:p>Speedup Needed</text:p>
          </table:table-cell>
          <table:table-cell table:style-name="ce1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5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7" table:formula="of:=[Facts.$E$3]/([.O2]*60*60)" office:value-type="float" office:value="271107.338458671" calcext:value-type="float">
            <text:p>271107.34</text:p>
          </table:table-cell>
          <table:table-cell table:formula="of:=[.P2]/24" office:value-type="float" office:value="11296.1391024446" calcext:value-type="float">
            <text:p>11296.14</text:p>
          </table:table-cell>
          <table:table-cell table:formula="of:=[.Q2]/31" office:value-type="float" office:value="364.391583949827" calcext:value-type="float">
            <text:p>364.39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5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7" table:formula="of:=[Facts.$E$3]/([.O9]*60*60)" office:value-type="float" office:value="71415.8566574371" calcext:value-type="float">
            <text:p>71415.86</text:p>
          </table:table-cell>
          <table:table-cell table:formula="of:=[.P9]/24" office:value-type="float" office:value="2975.66069405988" calcext:value-type="float">
            <text:p>2975.66</text:p>
          </table:table-cell>
          <table:table-cell table:formula="of:=[.Q9]/31" office:value-type="float" office:value="95.9890546470929" calcext:value-type="float">
            <text:p>95.99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5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7" table:formula="of:=[Facts.$E$3]/([.O14]*60*60)" office:value-type="float" office:value="40239.9613927086" calcext:value-type="float">
            <text:p>40239.96</text:p>
          </table:table-cell>
          <table:table-cell table:formula="of:=[.P14]/24" office:value-type="float" office:value="1676.66505802952" calcext:value-type="float">
            <text:p>1676.67</text:p>
          </table:table-cell>
          <table:table-cell table:formula="of:=[.Q14]/31" office:value-type="float" office:value="54.0859696138556" calcext:value-type="float">
            <text:p>54.09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5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7" table:formula="of:=[Facts.$E$3]/([.O18]*60*60)" office:value-type="float" office:value="51813.38719864" calcext:value-type="float">
            <text:p>51813.39</text:p>
          </table:table-cell>
          <table:table-cell table:formula="of:=[.P18]/24" office:value-type="float" office:value="2158.89113327667" calcext:value-type="float">
            <text:p>2158.89</text:p>
          </table:table-cell>
          <table:table-cell table:formula="of:=[.Q18]/31" office:value-type="float" office:value="69.6416494605377" calcext:value-type="float">
            <text:p>69.64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5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7" table:formula="of:=[Facts.$E$3]/([.O22]*60*60)" office:value-type="float" office:value="39749.6680136066" calcext:value-type="float">
            <text:p>39749.67</text:p>
          </table:table-cell>
          <table:table-cell table:formula="of:=[.P22]/24" office:value-type="float" office:value="1656.23616723361" calcext:value-type="float">
            <text:p>1656.24</text:p>
          </table:table-cell>
          <table:table-cell table:formula="of:=[.Q22]/31" office:value-type="float" office:value="53.426973136568" calcext:value-type="float">
            <text:p>53.43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5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7" table:formula="of:=[Facts.$E$3]/([.O26]*60*60)" office:value-type="float" office:value="22556.7079318563" calcext:value-type="float">
            <text:p>22556.71</text:p>
          </table:table-cell>
          <table:table-cell table:formula="of:=[.P26]/24" office:value-type="float" office:value="939.862830494013" calcext:value-type="float">
            <text:p>939.86</text:p>
          </table:table-cell>
          <table:table-cell table:formula="of:=[.Q26]/31" office:value-type="float" office:value="30.3181558223875" calcext:value-type="float">
            <text:p>30.3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5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7" table:formula="of:=[Facts.$E$3]/([.O29]*60*60)" office:value-type="float" office:value="18802.9865480353" calcext:value-type="float">
            <text:p>18802.99</text:p>
          </table:table-cell>
          <table:table-cell table:formula="of:=[.P29]/24" office:value-type="float" office:value="783.457772834805" calcext:value-type="float">
            <text:p>783.46</text:p>
          </table:table-cell>
          <table:table-cell table:formula="of:=[.Q29]/31" office:value-type="float" office:value="25.2728313817679" calcext:value-type="float">
            <text:p>25.2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5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7" table:formula="of:=[Facts.$E$3]/([.O32]*60*60)" office:value-type="float" office:value="35046.6810209318" calcext:value-type="float">
            <text:p>35046.68</text:p>
          </table:table-cell>
          <table:table-cell table:formula="of:=[.P32]/24" office:value-type="float" office:value="1460.27837587216" calcext:value-type="float">
            <text:p>1460.28</text:p>
          </table:table-cell>
          <table:table-cell table:formula="of:=[.Q32]/31" office:value-type="float" office:value="47.1057540603921" calcext:value-type="float">
            <text:p>47.11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5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7" table:formula="of:=[Facts.$E$3]/([.O36]*60*60)" office:value-type="float" office:value="22342.8374048477" calcext:value-type="float">
            <text:p>22342.84</text:p>
          </table:table-cell>
          <table:table-cell table:formula="of:=[.P36]/24" office:value-type="float" office:value="930.951558535321" calcext:value-type="float">
            <text:p>930.95</text:p>
          </table:table-cell>
          <table:table-cell table:formula="of:=[.Q36]/31" office:value-type="float" office:value="30.0306954366233" calcext:value-type="float">
            <text:p>30.0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5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7" table:formula="of:=[Facts.$E$3]/([.O39]*60*60)" office:value-type="float" office:value="31951.8131271728" calcext:value-type="float">
            <text:p>31951.81</text:p>
          </table:table-cell>
          <table:table-cell table:formula="of:=[.P39]/24" office:value-type="float" office:value="1331.32554696553" calcext:value-type="float">
            <text:p>1331.33</text:p>
          </table:table-cell>
          <table:table-cell table:formula="of:=[.Q39]/31" office:value-type="float" office:value="42.9459853859849" calcext:value-type="float">
            <text:p>42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5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7" table:formula="of:=[Facts.$E$3]/([.O42]*60*60)" office:value-type="float" office:value="22329.1232317087" calcext:value-type="float">
            <text:p>22329.12</text:p>
          </table:table-cell>
          <table:table-cell table:formula="of:=[.P42]/24" office:value-type="float" office:value="930.380134654529" calcext:value-type="float">
            <text:p>930.38</text:p>
          </table:table-cell>
          <table:table-cell table:formula="of:=[.Q42]/31" office:value-type="float" office:value="30.0122624082106" calcext:value-type="float">
            <text:p>30.0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5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7" table:formula="of:=[Facts.$E$3]/([.O45]*60*60)" office:value-type="float" office:value="16779.7608332079" calcext:value-type="float">
            <text:p>16779.76</text:p>
          </table:table-cell>
          <table:table-cell table:formula="of:=[.P45]/24" office:value-type="float" office:value="699.156701383664" calcext:value-type="float">
            <text:p>699.16</text:p>
          </table:table-cell>
          <table:table-cell table:formula="of:=[.Q45]/31" office:value-type="float" office:value="22.5534419801182" calcext:value-type="float">
            <text:p>22.55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378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8]" office:value-type="string" office:string-value="ae2b10f4a1f9f79e378e0f15b14fe8dfe6d74657" calcext:value-type="string">
            <text:p>ae2b10f4a1f9f79e378e0f15b14fe8dfe6d74657</text:p>
          </table:table-cell>
          <table:table-cell table:formula="of:=['benchmark-data.csv (linked)'.D378]" office:value-type="string" office:string-value="version=0.1.0-SNAPSHOT" calcext:value-type="string">
            <text:p>version=0.1.0-SNAPSHOT</text:p>
          </table:table-cell>
          <table:table-cell table:formula="of:=['benchmark-data.csv (linked)'.E378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378]" office:value-type="string" office:string-value="2016-11-15T02:17:45.089Z" calcext:value-type="string">
            <text:p>2016-11-15T02:17:45.089Z</text:p>
          </table:table-cell>
          <table:table-cell table:formula="of:=['benchmark-data.csv (linked)'.I378]" office:value-type="float" office:value="1425193" calcext:value-type="float">
            <text:p>1425193</text:p>
          </table:table-cell>
          <table:table-cell table:formula="of:=['benchmark-data.csv (linked)'.J378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8:.H49])" office:value-type="float" office:value="22" calcext:value-type="float">
            <text:p>22</text:p>
          </table:table-cell>
          <table:table-cell table:formula="of:=DSUM(LinkedBenchmarkData; &quot;Duration&quot;; [.A48:.H49])/[.J49]" office:value-type="float" office:value="10196558.5454545" calcext:value-type="float">
            <text:p>10196559</text:p>
          </table:table-cell>
          <table:table-cell table:style-name="ce5" table:formula="of:=DSTDEV(LinkedBenchmarkData; &quot;Duration&quot;; [.A48:.H49])" office:value-type="float" office:value="4452943.89167841" calcext:value-type="float">
            <text:p>4452944</text:p>
          </table:table-cell>
          <table:table-cell table:formula="of:=CONFIDENCE(0.05;[.L49];[.J49])" office:value-type="float" office:value="1860732.63006345" calcext:value-type="float">
            <text:p>1860733</text:p>
          </table:table-cell>
          <table:table-cell table:formula="of:=[.K49]+[.M49]" office:value-type="float" office:value="12057291.175518" calcext:value-type="float">
            <text:p>12057291</text:p>
          </table:table-cell>
          <table:table-cell table:formula="of:=[.G49]/[.N49]*1000" office:value-type="float" office:value="118.201756866734" calcext:value-type="float">
            <text:p>118</text:p>
          </table:table-cell>
          <table:table-cell table:style-name="ce7" table:formula="of:=[Facts.$E$3]/([.O49]*60*60)" office:value-type="float" office:value="15608.7354439626" calcext:value-type="float">
            <text:p>15608.74</text:p>
          </table:table-cell>
          <table:table-cell table:formula="of:=[.P49]/24" office:value-type="float" office:value="650.363976831774" calcext:value-type="float">
            <text:p>650.36</text:p>
          </table:table-cell>
          <table:table-cell table:formula="of:=[.Q49]/31" office:value-type="float" office:value="20.9794831236056" calcext:value-type="float">
            <text:p>20.98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5"/>
          <table:table-cell table:number-columns-repeated="3"/>
          <table:table-cell table:style-name="ce7"/>
          <table:table-cell table:number-columns-repeated="1008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0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0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0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01]" office:value-type="string" office:string-value="version=0.1.0-SNAPSHOT" calcext:value-type="string">
            <text:p>version=0.1.0-SNAPSHOT</text:p>
          </table:table-cell>
          <table:table-cell table:formula="of:=['benchmark-data.csv (linked)'.E401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401]" office:value-type="string" office:string-value="2016-11-16T05:32:24.268Z" calcext:value-type="string">
            <text:p>2016-11-16T05:32:24.268Z</text:p>
          </table:table-cell>
          <table:table-cell table:formula="of:=['benchmark-data.csv (linked)'.I401]" office:value-type="float" office:value="1425193" calcext:value-type="float">
            <text:p>1425193</text:p>
          </table:table-cell>
          <table:table-cell table:formula="of:=['benchmark-data.csv (linked)'.J40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5K IOPS.</text:p>
          </table:table-cell>
          <table:table-cell table:formula="of:=DCOUNT(LinkedBenchmarkData; &quot;Duration&quot;; [.A51:.H52])" office:value-type="float" office:value="10" calcext:value-type="float">
            <text:p>10</text:p>
          </table:table-cell>
          <table:table-cell table:formula="of:=DSUM(LinkedBenchmarkData; &quot;Duration&quot;; [.A51:.H52])/[.J52]" office:value-type="float" office:value="3652155.1" calcext:value-type="float">
            <text:p>3652155</text:p>
          </table:table-cell>
          <table:table-cell table:style-name="ce5" table:formula="of:=DSTDEV(LinkedBenchmarkData; &quot;Duration&quot;; [.A51:.H52])" office:value-type="float" office:value="771797.58001441" calcext:value-type="float">
            <text:p>771798</text:p>
          </table:table-cell>
          <table:table-cell table:formula="of:=CONFIDENCE(0.05;[.L52];[.J52])" office:value-type="float" office:value="478356.306037614" calcext:value-type="float">
            <text:p>478356</text:p>
          </table:table-cell>
          <table:table-cell table:formula="of:=[.K52]+[.M52]" office:value-type="float" office:value="4130511.40603761" calcext:value-type="float">
            <text:p>4130511</text:p>
          </table:table-cell>
          <table:table-cell table:formula="of:=[.G52]/[.N52]*1000" office:value-type="float" office:value="345.040325494993" calcext:value-type="float">
            <text:p>345</text:p>
          </table:table-cell>
          <table:table-cell table:style-name="ce7" table:formula="of:=[Facts.$E$3]/([.O52]*60*60)" office:value-type="float" office:value="5347.14297320942" calcext:value-type="float">
            <text:p>5347.14</text:p>
          </table:table-cell>
          <table:table-cell table:formula="of:=[.P52]/24" office:value-type="float" office:value="222.797623883726" calcext:value-type="float">
            <text:p>222.80</text:p>
          </table:table-cell>
          <table:table-cell table:formula="of:=[.Q52]/31" office:value-type="float" office:value="7.18702012528148" calcext:value-type="float">
            <text:p>7.1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1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1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1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11]" office:value-type="string" office:string-value="version=0.1.0-SNAPSHOT" calcext:value-type="string">
            <text:p>version=0.1.0-SNAPSHOT</text:p>
          </table:table-cell>
          <table:table-cell table:formula="of:=['benchmark-data.csv (linked)'.E411]" office:value-type="string" office:string-value="AWS: DB=db.m4.10xlarge, FHIR=c4.8xlarge, ETL=c4.8xlarge, ETL threads=70" calcext:value-type="string">
            <text:p>AWS: DB=db.m4.10xlarge, FHIR=c4.8xlarge, ETL=c4.8xlarge, ETL threads=70</text:p>
          </table:table-cell>
          <table:table-cell table:formula="of:=['benchmark-data.csv (linked)'.F411]" office:value-type="string" office:string-value="2016-11-16T12:30:48.423Z" calcext:value-type="string">
            <text:p>2016-11-16T12:30:48.423Z</text:p>
          </table:table-cell>
          <table:table-cell table:formula="of:=['benchmark-data.csv (linked)'.I411]" office:value-type="float" office:value="1425193" calcext:value-type="float">
            <text:p>1425193</text:p>
          </table:table-cell>
          <table:table-cell table:formula="of:=['benchmark-data.csv (linked)'.J41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10K IOPS. Same AZ.</text:p>
          </table:table-cell>
          <table:table-cell table:formula="of:=DCOUNT(LinkedBenchmarkData; &quot;Duration&quot;; [.A54:.H55])" office:value-type="float" office:value="10" calcext:value-type="float">
            <text:p>10</text:p>
          </table:table-cell>
          <table:table-cell table:formula="of:=DSUM(LinkedBenchmarkData; &quot;Duration&quot;; [.A54:.H55])/[.J55]" office:value-type="float" office:value="1843690.6" calcext:value-type="float">
            <text:p>1843691</text:p>
          </table:table-cell>
          <table:table-cell table:style-name="ce5" table:formula="of:=DSTDEV(LinkedBenchmarkData; &quot;Duration&quot;; [.A54:.H55])" office:value-type="float" office:value="18208.7868300505" calcext:value-type="float">
            <text:p>18209</text:p>
          </table:table-cell>
          <table:table-cell table:formula="of:=CONFIDENCE(0.05;[.L55];[.J55])" office:value-type="float" office:value="11285.7156215581" calcext:value-type="float">
            <text:p>11286</text:p>
          </table:table-cell>
          <table:table-cell table:formula="of:=[.K55]+[.M55]" office:value-type="float" office:value="1854976.31562156" calcext:value-type="float">
            <text:p>1854976</text:p>
          </table:table-cell>
          <table:table-cell table:formula="of:=[.G55]/[.N55]*1000" office:value-type="float" office:value="768.307922854774" calcext:value-type="float">
            <text:p>768</text:p>
          </table:table-cell>
          <table:table-cell table:style-name="ce7" table:formula="of:=[Facts.$E$3]/([.O55]*60*60)" office:value-type="float" office:value="2401.35484362718" calcext:value-type="float">
            <text:p>2401.35</text:p>
          </table:table-cell>
          <table:table-cell table:formula="of:=[.P55]/24" office:value-type="float" office:value="100.056451817799" calcext:value-type="float">
            <text:p>100.06</text:p>
          </table:table-cell>
          <table:table-cell table:formula="of:=[.Q55]/31" office:value-type="float" office:value="3.22762747799352" calcext:value-type="float">
            <text:p>3.2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2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1]" office:value-type="string" office:string-value="ef59c3cbe74f0e2aa67c9d4ed0666dacbce54e2a" calcext:value-type="string">
            <text:p>ef59c3cbe74f0e2aa67c9d4ed0666dacbce54e2a</text:p>
          </table:table-cell>
          <table:table-cell table:formula="of:=['benchmark-data.csv (linked)'.D421]" office:value-type="string" office:string-value="version=0.1.0-SNAPSHOT" calcext:value-type="string">
            <text:p>version=0.1.0-SNAPSHOT</text:p>
          </table:table-cell>
          <table:table-cell table:formula="of:=['benchmark-data.csv (linked)'.E42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1]" office:value-type="string" office:string-value="2017-06-14T07:20:53.195Z" calcext:value-type="string">
            <text:p>2017-06-14T07:20:53.195Z</text:p>
          </table:table-cell>
          <table:table-cell table:formula="of:=['benchmark-data.csv (linked)'.I421]" office:value-type="float" office:value="33943217" calcext:value-type="float">
            <text:p>33943217</text:p>
          </table:table-cell>
          <table:table-cell table:formula="of:=['benchmark-data.csv (linked)'.J421]" office:value-type="float" office:value="1000000" calcext:value-type="float">
            <text:p>1000000</text:p>
          </table:table-cell>
          <table:table-cell office:value-type="string" calcext:value-type="string">
            <text:p>Switched from FhirLoader to RifLoader. Uses single INSERTs, constraints.</text:p>
          </table:table-cell>
          <table:table-cell table:formula="of:=DCOUNT(LinkedBenchmarkData; &quot;Duration&quot;; [.A57:.H58])" office:value-type="float" office:value="2" calcext:value-type="float">
            <text:p>2</text:p>
          </table:table-cell>
          <table:table-cell table:formula="of:=DSUM(LinkedBenchmarkData; &quot;Duration&quot;; [.A57:.H58])/[.J58]" office:value-type="float" office:value="5684327.5" calcext:value-type="float">
            <text:p>5684328</text:p>
          </table:table-cell>
          <table:table-cell table:style-name="ce5" table:formula="of:=DSTDEV(LinkedBenchmarkData; &quot;Duration&quot;; [.A57:.H58])" office:value-type="float" office:value="111732.06381563" calcext:value-type="float">
            <text:p>111732</text:p>
          </table:table-cell>
          <table:table-cell table:formula="of:=CONFIDENCE(0.05;[.L58];[.J58])" office:value-type="float" office:value="154849.894544564" calcext:value-type="float">
            <text:p>154850</text:p>
          </table:table-cell>
          <table:table-cell table:formula="of:=[.K58]+[.M58]" office:value-type="float" office:value="5839177.39454456" calcext:value-type="float">
            <text:p>5839177</text:p>
          </table:table-cell>
          <table:table-cell table:formula="of:=[.G58]/[.N58]*1000" office:value-type="float" office:value="5813.0134959956" calcext:value-type="float">
            <text:p>5813</text:p>
          </table:table-cell>
          <table:table-cell table:style-name="ce7" table:formula="of:=[Facts.$E$3]/([.O58]*60*60)" office:value-type="float" office:value="317.387866588542" calcext:value-type="float">
            <text:p>317.39</text:p>
          </table:table-cell>
          <table:table-cell table:formula="of:=[.P58]/24" office:value-type="float" office:value="13.2244944411892" calcext:value-type="float">
            <text:p>13.22</text:p>
          </table:table-cell>
          <table:table-cell table:formula="of:=[.Q58]/31" office:value-type="float" office:value="0.426596594877072" calcext:value-type="float">
            <text:p>0.4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2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3]" office:value-type="string" office:string-value="bf554b975428703dd5e64c8744af0eb95d38c7df" calcext:value-type="string">
            <text:p>bf554b975428703dd5e64c8744af0eb95d38c7df</text:p>
          </table:table-cell>
          <table:table-cell table:formula="of:=['benchmark-data.csv (linked)'.D423]" office:value-type="string" office:string-value="version=0.1.0-SNAPSHOT" calcext:value-type="string">
            <text:p>version=0.1.0-SNAPSHOT</text:p>
          </table:table-cell>
          <table:table-cell table:formula="of:=['benchmark-data.csv (linked)'.E42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3]" office:value-type="string" office:string-value="2017-06-18T14:24:50.144Z" calcext:value-type="string">
            <text:p>2017-06-18T14:24:50.144Z</text:p>
          </table:table-cell>
          <table:table-cell table:formula="of:=['benchmark-data.csv (linked)'.I423]" office:value-type="float" office:value="33943217" calcext:value-type="float">
            <text:p>33943217</text:p>
          </table:table-cell>
          <table:table-cell table:formula="of:=['benchmark-data.csv (linked)'.J423]" office:value-type="float" office:value="1000000" calcext:value-type="float">
            <text:p>1000000</text:p>
          </table:table-cell>
          <table:table-cell office:value-type="string" calcext:value-type="string">
            <text:p>Switched RifLoader to COPY loading.</text:p>
          </table:table-cell>
          <table:table-cell table:formula="of:=DCOUNT(LinkedBenchmarkData; &quot;Duration&quot;; [.A60:.H61])" office:value-type="float" office:value="2" calcext:value-type="float">
            <text:p>2</text:p>
          </table:table-cell>
          <table:table-cell table:formula="of:=DSUM(LinkedBenchmarkData; &quot;Duration&quot;; [.A60:.H61])/[.J61]" office:value-type="float" office:value="6671298.5" calcext:value-type="float">
            <text:p>6671299</text:p>
          </table:table-cell>
          <table:table-cell table:style-name="ce5" table:formula="of:=DSTDEV(LinkedBenchmarkData; &quot;Duration&quot;; [.A60:.H61])" office:value-type="float" office:value="156037.960511217" calcext:value-type="float">
            <text:p>156038</text:p>
          </table:table-cell>
          <table:table-cell table:formula="of:=CONFIDENCE(0.05;[.L61];[.J61])" office:value-type="float" office:value="216253.606216219" calcext:value-type="float">
            <text:p>216254</text:p>
          </table:table-cell>
          <table:table-cell table:formula="of:=[.K61]+[.M61]" office:value-type="float" office:value="6887552.10621622" calcext:value-type="float">
            <text:p>6887552</text:p>
          </table:table-cell>
          <table:table-cell table:formula="of:=[.G61]/[.N61]*1000" office:value-type="float" office:value="4928.19748969525" calcext:value-type="float">
            <text:p>4928</text:p>
          </table:table-cell>
          <table:table-cell table:style-name="ce7" table:formula="of:=[Facts.$E$3]/([.O61]*60*60)" office:value-type="float" office:value="374.37216260149" calcext:value-type="float">
            <text:p>374.37</text:p>
          </table:table-cell>
          <table:table-cell table:formula="of:=[.P61]/24" office:value-type="float" office:value="15.5988401083954" calcext:value-type="float">
            <text:p>15.60</text:p>
          </table:table-cell>
          <table:table-cell table:formula="of:=[.Q61]/31" office:value-type="float" office:value="0.5031883905934" calcext:value-type="float">
            <text:p>0.5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2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5]" office:value-type="string" office:string-value="version=0.1.0-SNAPSHOT" calcext:value-type="string">
            <text:p>version=0.1.0-SNAPSHOT</text:p>
          </table:table-cell>
          <table:table-cell table:formula="of:=['benchmark-data.csv (linked)'.E42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5]" office:value-type="string" office:string-value="2017-06-18T23:22:52.865Z" calcext:value-type="string">
            <text:p>2017-06-18T23:22:52.865Z</text:p>
          </table:table-cell>
          <table:table-cell table:formula="of:=['benchmark-data.csv (linked)'.I425]" office:value-type="float" office:value="33943217" calcext:value-type="float">
            <text:p>33943217</text:p>
          </table:table-cell>
          <table:table-cell table:formula="of:=['benchmark-data.csv (linked)'.J425]" office:value-type="float" office:value="1000000" calcext:value-type="float">
            <text:p>1000000</text:p>
          </table:table-cell>
          <table:table-cell office:value-type="string" calcext:value-type="string">
            <text:p>Still RifLoader but removed BatchCollector.</text:p>
          </table:table-cell>
          <table:table-cell table:formula="of:=DCOUNT(LinkedBenchmarkData; &quot;Duration&quot;; [.A63:.H64])" office:value-type="float" office:value="2" calcext:value-type="float">
            <text:p>2</text:p>
          </table:table-cell>
          <table:table-cell table:formula="of:=DSUM(LinkedBenchmarkData; &quot;Duration&quot;; [.A63:.H64])/[.J64]" office:value-type="float" office:value="6551887.5" calcext:value-type="float">
            <text:p>6551888</text:p>
          </table:table-cell>
          <table:table-cell table:style-name="ce5" table:formula="of:=DSTDEV(LinkedBenchmarkData; &quot;Duration&quot;; [.A63:.H64])" office:value-type="float" office:value="143263.3694023" calcext:value-type="float">
            <text:p>143263</text:p>
          </table:table-cell>
          <table:table-cell table:formula="of:=CONFIDENCE(0.05;[.L64];[.J64])" office:value-type="float" office:value="198549.251543869" calcext:value-type="float">
            <text:p>198549</text:p>
          </table:table-cell>
          <table:table-cell table:formula="of:=[.K64]+[.M64]" office:value-type="float" office:value="6750436.75154387" calcext:value-type="float">
            <text:p>6750437</text:p>
          </table:table-cell>
          <table:table-cell table:formula="of:=[.G64]/[.N64]*1000" office:value-type="float" office:value="5028.2993899968" calcext:value-type="float">
            <text:p>5028</text:p>
          </table:table-cell>
          <table:table-cell table:style-name="ce7" table:formula="of:=[Facts.$E$3]/([.O64]*60*60)" office:value-type="float" office:value="366.91927207334" calcext:value-type="float">
            <text:p>366.92</text:p>
          </table:table-cell>
          <table:table-cell table:formula="of:=[.P64]/24" office:value-type="float" office:value="15.2883030030558" calcext:value-type="float">
            <text:p>15.29</text:p>
          </table:table-cell>
          <table:table-cell table:formula="of:=[.Q64]/31" office:value-type="float" office:value="0.493171064614704" calcext:value-type="float">
            <text:p>0.4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2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7]" office:value-type="string" office:string-value="version=0.1.0-SNAPSHOT" calcext:value-type="string">
            <text:p>version=0.1.0-SNAPSHOT</text:p>
          </table:table-cell>
          <table:table-cell table:formula="of:=['benchmark-data.csv (linked)'.E42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7]" office:value-type="string" office:string-value="2017-06-19T03:49:04.293Z" calcext:value-type="string">
            <text:p>2017-06-19T03:49:04.293Z</text:p>
          </table:table-cell>
          <table:table-cell table:formula="of:=['benchmark-data.csv (linked)'.I427]" office:value-type="float" office:value="33943217" calcext:value-type="float">
            <text:p>33943217</text:p>
          </table:table-cell>
          <table:table-cell table:formula="of:=['benchmark-data.csv (linked)'.J427]" office:value-type="float" office:value="1000000" calcext:value-type="float">
            <text:p>1000000</text:p>
          </table:table-cell>
          <table:table-cell office:value-type="string" calcext:value-type="string">
            <text:p>Disabled constraints. Holy shit, that's fast!</text:p>
          </table:table-cell>
          <table:table-cell table:formula="of:=DCOUNT(LinkedBenchmarkData; &quot;Duration&quot;; [.A66:.H67])" office:value-type="float" office:value="2" calcext:value-type="float">
            <text:p>2</text:p>
          </table:table-cell>
          <table:table-cell table:formula="of:=DSUM(LinkedBenchmarkData; &quot;Duration&quot;; [.A66:.H67])/[.J67]" office:value-type="float" office:value="2265369.5" calcext:value-type="float">
            <text:p>2265370</text:p>
          </table:table-cell>
          <table:table-cell table:style-name="ce5" table:formula="of:=DSTDEV(LinkedBenchmarkData; &quot;Duration&quot;; [.A66:.H67])" office:value-type="float" office:value="18802.6764185315" calcext:value-type="float">
            <text:p>18803</text:p>
          </table:table-cell>
          <table:table-cell table:formula="of:=CONFIDENCE(0.05;[.L67];[.J67])" office:value-type="float" office:value="26058.7011564523" calcext:value-type="float">
            <text:p>26059</text:p>
          </table:table-cell>
          <table:table-cell table:formula="of:=[.K67]+[.M67]" office:value-type="float" office:value="2291428.20115645" calcext:value-type="float">
            <text:p>2291428</text:p>
          </table:table-cell>
          <table:table-cell table:formula="of:=[.G67]/[.N67]*1000" office:value-type="float" office:value="14813.1270195895" calcext:value-type="float">
            <text:p>14813</text:p>
          </table:table-cell>
          <table:table-cell table:style-name="ce7" table:formula="of:=[Facts.$E$3]/([.O67]*60*60)" office:value-type="float" office:value="124.550336299997" calcext:value-type="float">
            <text:p>124.55</text:p>
          </table:table-cell>
          <table:table-cell table:formula="of:=[.P67]/24" office:value-type="float" office:value="5.18959734583321" calcext:value-type="float">
            <text:p>5.19</text:p>
          </table:table-cell>
          <table:table-cell table:formula="of:=[.Q67]/31" office:value-type="float" office:value="0.16740636599462" calcext:value-type="float">
            <text:p>0.1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2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9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9]" office:value-type="string" office:string-value="version=0.1.0-SNAPSHOT" calcext:value-type="string">
            <text:p>version=0.1.0-SNAPSHOT</text:p>
          </table:table-cell>
          <table:table-cell table:formula="of:=['benchmark-data.csv (linked)'.E42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9]" office:value-type="string" office:string-value="2017-06-19T04:56:14.841Z" calcext:value-type="string">
            <text:p>2017-06-19T04:56:14.841Z</text:p>
          </table:table-cell>
          <table:table-cell table:formula="of:=['benchmark-data.csv (linked)'.I429]" office:value-type="float" office:value="33943217" calcext:value-type="float">
            <text:p>33943217</text:p>
          </table:table-cell>
          <table:table-cell table:formula="of:=['benchmark-data.csv (linked)'.J429]" office:value-type="float" office:value="1000000" calcext:value-type="float">
            <text:p>1000000</text:p>
          </table:table-cell>
          <table:table-cell office:value-type="string" calcext:value-type="string">
            <text:p>Switched RifLoader back to single INSERTs. Expanded worker queue.</text:p>
          </table:table-cell>
          <table:table-cell table:formula="of:=DCOUNT(LinkedBenchmarkData; &quot;Duration&quot;; [.A69:.H70])" office:value-type="float" office:value="2" calcext:value-type="float">
            <text:p>2</text:p>
          </table:table-cell>
          <table:table-cell table:formula="of:=DSUM(LinkedBenchmarkData; &quot;Duration&quot;; [.A69:.H70])/[.J70]" office:value-type="float" office:value="1725204.5" calcext:value-type="float">
            <text:p>1725205</text:p>
          </table:table-cell>
          <table:table-cell table:style-name="ce5" table:formula="of:=DSTDEV(LinkedBenchmarkData; &quot;Duration&quot;; [.A69:.H70])" office:value-type="float" office:value="122215.628953502" calcext:value-type="float">
            <text:p>122216</text:p>
          </table:table-cell>
          <table:table-cell table:formula="of:=CONFIDENCE(0.05;[.L70];[.J70])" office:value-type="float" office:value="169379.107561959" calcext:value-type="float">
            <text:p>169379</text:p>
          </table:table-cell>
          <table:table-cell table:formula="of:=[.K70]+[.M70]" office:value-type="float" office:value="1894583.60756196" calcext:value-type="float">
            <text:p>1894584</text:p>
          </table:table-cell>
          <table:table-cell table:formula="of:=[.G70]/[.N70]*1000" office:value-type="float" office:value="17915.9245675517" calcext:value-type="float">
            <text:p>17916</text:p>
          </table:table-cell>
          <table:table-cell table:style-name="ce7" table:formula="of:=[Facts.$E$3]/([.O70]*60*60)" office:value-type="float" office:value="102.97989059889" calcext:value-type="float">
            <text:p>102.98</text:p>
          </table:table-cell>
          <table:table-cell table:formula="of:=[.P70]/24" office:value-type="float" office:value="4.29082877495377" calcext:value-type="float">
            <text:p>4.29</text:p>
          </table:table-cell>
          <table:table-cell table:formula="of:=[.Q70]/31" office:value-type="float" office:value="0.138413831450121" calcext:value-type="float">
            <text:p>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3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1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1]" office:value-type="string" office:string-value="version=0.1.0-SNAPSHOT" calcext:value-type="string">
            <text:p>version=0.1.0-SNAPSHOT</text:p>
          </table:table-cell>
          <table:table-cell table:formula="of:=['benchmark-data.csv (linked)'.E43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1]" office:value-type="string" office:string-value="2017-06-19T11:33:38.849Z" calcext:value-type="string">
            <text:p>2017-06-19T11:33:38.849Z</text:p>
          </table:table-cell>
          <table:table-cell table:formula="of:=['benchmark-data.csv (linked)'.I431]" office:value-type="float" office:value="33943217" calcext:value-type="float">
            <text:p>33943217</text:p>
          </table:table-cell>
          <table:table-cell table:formula="of:=['benchmark-data.csv (linked)'.J431]" office:value-type="float" office:value="1000000" calcext:value-type="float">
            <text:p>1000000</text:p>
          </table:table-cell>
          <table:table-cell office:value-type="string" calcext:value-type="string">
            <text:p>Still single INSERTs, but now with query first. Also immediately closing EntityManager. <text:s/>Not sure why faster?</text:p>
          </table:table-cell>
          <table:table-cell table:formula="of:=DCOUNT(LinkedBenchmarkData; &quot;Duration&quot;; [.A72:.H73])" office:value-type="float" office:value="2" calcext:value-type="float">
            <text:p>2</text:p>
          </table:table-cell>
          <table:table-cell table:formula="of:=DSUM(LinkedBenchmarkData; &quot;Duration&quot;; [.A72:.H73])/[.J73]" office:value-type="float" office:value="1569286" calcext:value-type="float">
            <text:p>1569286</text:p>
          </table:table-cell>
          <table:table-cell table:style-name="ce5" table:formula="of:=DSTDEV(LinkedBenchmarkData; &quot;Duration&quot;; [.A72:.H73])" office:value-type="float" office:value="12331.9422638934" calcext:value-type="float">
            <text:p>12332</text:p>
          </table:table-cell>
          <table:table-cell table:formula="of:=CONFIDENCE(0.05;[.L73];[.J73])" office:value-type="float" office:value="17090.8859451893" calcext:value-type="float">
            <text:p>17091</text:p>
          </table:table-cell>
          <table:table-cell table:formula="of:=[.K73]+[.M73]" office:value-type="float" office:value="1586376.88594519" calcext:value-type="float">
            <text:p>1586377</text:p>
          </table:table-cell>
          <table:table-cell table:formula="of:=[.G73]/[.N73]*1000" office:value-type="float" office:value="21396.691606343" calcext:value-type="float">
            <text:p>21397</text:p>
          </table:table-cell>
          <table:table-cell table:style-name="ce7" table:formula="of:=[Facts.$E$3]/([.O73]*60*60)" office:value-type="float" office:value="86.2273470071188" calcext:value-type="float">
            <text:p>86.23</text:p>
          </table:table-cell>
          <table:table-cell table:formula="of:=[.P73]/24" office:value-type="float" office:value="3.59280612529662" calcext:value-type="float">
            <text:p>3.59</text:p>
          </table:table-cell>
          <table:table-cell table:formula="of:=[.Q73]/31" office:value-type="float" office:value="0.115896971783762" calcext:value-type="float">
            <text:p>0.1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8">
          <table:table-cell table:formula="of:=['benchmark-data.csv (linked)'.A43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3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3]" office:value-type="string" office:string-value="version=0.1.0-SNAPSHOT" calcext:value-type="string">
            <text:p>version=0.1.0-SNAPSHOT</text:p>
          </table:table-cell>
          <table:table-cell table:formula="of:=['benchmark-data.csv (linked)'.E43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3]" office:value-type="string" office:string-value="2017-06-19T13:42:38.751Z" calcext:value-type="string">
            <text:p>2017-06-19T13:42:38.751Z</text:p>
          </table:table-cell>
          <table:table-cell table:formula="of:=['benchmark-data.csv (linked)'.I433]" office:value-type="float" office:value="33943217" calcext:value-type="float">
            <text:p>33943217</text:p>
          </table:table-cell>
          <table:table-cell table:formula="of:=['benchmark-data.csv (linked)'.J433]" office:value-type="float" office:value="1000000" calcext:value-type="float">
            <text:p>1000000</text:p>
          </table:table-cell>
          <table:table-cell office:value-type="string" calcext:value-type="string">
            <text:p>Same as last time, but with extra record count queries to verify. Looks like nothing loaded, so that explains speedup.</text:p>
          </table:table-cell>
          <table:table-cell table:formula="of:=DCOUNT(LinkedBenchmarkData; &quot;Duration&quot;; [.A75:.H76])" office:value-type="float" office:value="2" calcext:value-type="float">
            <text:p>2</text:p>
          </table:table-cell>
          <table:table-cell table:formula="of:=DSUM(LinkedBenchmarkData; &quot;Duration&quot;; [.A75:.H76])/[.J76]" office:value-type="float" office:value="1625398.5" calcext:value-type="float">
            <text:p>1625399</text:p>
          </table:table-cell>
          <table:table-cell table:style-name="ce5" table:formula="of:=DSTDEV(LinkedBenchmarkData; &quot;Duration&quot;; [.A75:.H76])" office:value-type="float" office:value="801.151983084358" calcext:value-type="float">
            <text:p>801</text:p>
          </table:table-cell>
          <table:table-cell table:formula="of:=CONFIDENCE(0.05;[.L76];[.J76])" office:value-type="float" office:value="1110.31959724194" calcext:value-type="float">
            <text:p>1110</text:p>
          </table:table-cell>
          <table:table-cell table:formula="of:=[.K76]+[.M76]" office:value-type="float" office:value="1626508.81959724" calcext:value-type="float">
            <text:p>1626509</text:p>
          </table:table-cell>
          <table:table-cell table:formula="of:=[.G76]/[.N76]*1000" office:value-type="float" office:value="20868.7568066216" calcext:value-type="float">
            <text:p>20869</text:p>
          </table:table-cell>
          <table:table-cell table:style-name="ce7" table:formula="of:=[Facts.$E$3]/([.O76]*60*60)" office:value-type="float" office:value="88.4087139948383" calcext:value-type="float">
            <text:p>88.41</text:p>
          </table:table-cell>
          <table:table-cell table:formula="of:=[.P76]/24" office:value-type="float" office:value="3.6836964164516" calcext:value-type="float">
            <text:p>3.68</text:p>
          </table:table-cell>
          <table:table-cell table:formula="of:=[.Q76]/31" office:value-type="float" office:value="0.118828916659729" calcext:value-type="float">
            <text:p>0.1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3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5]" office:value-type="string" office:string-value="version=0.1.0-SNAPSHOT" calcext:value-type="string">
            <text:p>version=0.1.0-SNAPSHOT</text:p>
          </table:table-cell>
          <table:table-cell table:formula="of:=['benchmark-data.csv (linked)'.E43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5]" office:value-type="string" office:string-value="2017-06-19T14:47:41.802Z" calcext:value-type="string">
            <text:p>2017-06-19T14:47:41.802Z</text:p>
          </table:table-cell>
          <table:table-cell table:formula="of:=['benchmark-data.csv (linked)'.I435]" office:value-type="float" office:value="33943217" calcext:value-type="float">
            <text:p>33943217</text:p>
          </table:table-cell>
          <table:table-cell table:formula="of:=['benchmark-data.csv (linked)'.J435]" office:value-type="float" office:value="1000000" calcext:value-type="float">
            <text:p>1000000</text:p>
          </table:table-cell>
          <table:table-cell office:value-type="string" calcext:value-type="string">
            <text:p>Disabled idempotency queries, which were broken. Record counts now check out.</text:p>
          </table:table-cell>
          <table:table-cell table:formula="of:=DCOUNT(LinkedBenchmarkData; &quot;Duration&quot;; [.A78:.H79])" office:value-type="float" office:value="2" calcext:value-type="float">
            <text:p>2</text:p>
          </table:table-cell>
          <table:table-cell table:formula="of:=DSUM(LinkedBenchmarkData; &quot;Duration&quot;; [.A78:.H79])/[.J79]" office:value-type="float" office:value="1859571" calcext:value-type="float">
            <text:p>1859571</text:p>
          </table:table-cell>
          <table:table-cell table:style-name="ce5" table:formula="of:=DSTDEV(LinkedBenchmarkData; &quot;Duration&quot;; [.A78:.H79])" office:value-type="float" office:value="21115.6226997927" calcext:value-type="float">
            <text:p>21116</text:p>
          </table:table-cell>
          <table:table-cell table:formula="of:=CONFIDENCE(0.05;[.L79];[.J79])" office:value-type="float" office:value="29264.2222531675" calcext:value-type="float">
            <text:p>29264</text:p>
          </table:table-cell>
          <table:table-cell table:formula="of:=[.K79]+[.M79]" office:value-type="float" office:value="1888835.22225317" calcext:value-type="float">
            <text:p>1888835</text:p>
          </table:table-cell>
          <table:table-cell table:formula="of:=[.G79]/[.N79]*1000" office:value-type="float" office:value="17970.4489836385" calcext:value-type="float">
            <text:p>17970</text:p>
          </table:table-cell>
          <table:table-cell table:style-name="ce7" table:formula="of:=[Facts.$E$3]/([.O79]*60*60)" office:value-type="float" office:value="102.667437726472" calcext:value-type="float">
            <text:p>102.67</text:p>
          </table:table-cell>
          <table:table-cell table:formula="of:=[.P79]/24" office:value-type="float" office:value="4.27780990526966" calcext:value-type="float">
            <text:p>4.28</text:p>
          </table:table-cell>
          <table:table-cell table:formula="of:=[.Q79]/31" office:value-type="float" office:value="0.137993867911925" calcext:value-type="float">
            <text:p>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3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7]" office:value-type="string" office:string-value="version=0.1.0-SNAPSHOT" calcext:value-type="string">
            <text:p>version=0.1.0-SNAPSHOT</text:p>
          </table:table-cell>
          <table:table-cell table:formula="of:=['benchmark-data.csv (linked)'.E43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7]" office:value-type="string" office:string-value="2017-06-19T20:58:02.396Z" calcext:value-type="string">
            <text:p>2017-06-19T20:58:02.396Z</text:p>
          </table:table-cell>
          <table:table-cell table:formula="of:=['benchmark-data.csv (linked)'.I437]" office:value-type="float" office:value="33943217" calcext:value-type="float">
            <text:p>33943217</text:p>
          </table:table-cell>
          <table:table-cell table:formula="of:=['benchmark-data.csv (linked)'.J437]" office:value-type="float" office:value="1000000" calcext:value-type="float">
            <text:p>1000000</text:p>
          </table:table-cell>
          <table:table-cell office:value-type="string" calcext:value-type="string">
            <text:p>Fixed and enabled idempotency, enabled Pks but not Fks.</text:p>
          </table:table-cell>
          <table:table-cell table:formula="of:=DCOUNT(LinkedBenchmarkData; &quot;Duration&quot;; [.A81:.H82])" office:value-type="float" office:value="2" calcext:value-type="float">
            <text:p>2</text:p>
          </table:table-cell>
          <table:table-cell table:formula="of:=DSUM(LinkedBenchmarkData; &quot;Duration&quot;; [.A81:.H82])/[.J82]" office:value-type="float" office:value="6229565.5" calcext:value-type="float">
            <text:p>6229566</text:p>
          </table:table-cell>
          <table:table-cell table:style-name="ce5" table:formula="of:=DSTDEV(LinkedBenchmarkData; &quot;Duration&quot;; [.A81:.H82])" office:value-type="float" office:value="86618.4593750085" calcext:value-type="float">
            <text:p>86618</text:p>
          </table:table-cell>
          <table:table-cell table:formula="of:=CONFIDENCE(0.05;[.L82];[.J82])" office:value-type="float" office:value="120044.854107101" calcext:value-type="float">
            <text:p>120045</text:p>
          </table:table-cell>
          <table:table-cell table:formula="of:=[.K82]+[.M82]" office:value-type="float" office:value="6349610.3541071" calcext:value-type="float">
            <text:p>6349610</text:p>
          </table:table-cell>
          <table:table-cell table:formula="of:=[.G82]/[.N82]*1000" office:value-type="float" office:value="5345.7165254313" calcext:value-type="float">
            <text:p>5346</text:p>
          </table:table-cell>
          <table:table-cell table:style-name="ce7" table:formula="of:=[Facts.$E$3]/([.O82]*60*60)" office:value-type="float" office:value="345.132395847644" calcext:value-type="float">
            <text:p>345.13</text:p>
          </table:table-cell>
          <table:table-cell table:formula="of:=[.P82]/24" office:value-type="float" office:value="14.3805164936518" calcext:value-type="float">
            <text:p>14.38</text:p>
          </table:table-cell>
          <table:table-cell table:formula="of:=[.Q82]/31" office:value-type="float" office:value="0.463887628827478" calcext:value-type="float">
            <text:p>0.4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3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9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39]" office:value-type="string" office:string-value="version=0.1.0-SNAPSHOT" calcext:value-type="string">
            <text:p>version=0.1.0-SNAPSHOT</text:p>
          </table:table-cell>
          <table:table-cell table:formula="of:=['benchmark-data.csv (linked)'.E43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9]" office:value-type="string" office:string-value="2017-06-24T01:22:23.808Z" calcext:value-type="string">
            <text:p>2017-06-24T01:22:23.808Z</text:p>
          </table:table-cell>
          <table:table-cell table:formula="of:=['benchmark-data.csv (linked)'.I439]" office:value-type="float" office:value="52122968" calcext:value-type="float">
            <text:p>52122968</text:p>
          </table:table-cell>
          <table:table-cell table:formula="of:=['benchmark-data.csv (linked)'.J439]" office:value-type="float" office:value="1000000" calcext:value-type="float">
            <text:p>1000000</text:p>
          </table:table-cell>
          <table:table-cell office:value-type="string" calcext:value-type="string">
            <text:p>Same strategy, but now all claim types.</text:p>
          </table:table-cell>
          <table:table-cell table:formula="of:=DCOUNT(LinkedBenchmarkData; &quot;Duration&quot;; [.A84:.H85])" office:value-type="float" office:value="2" calcext:value-type="float">
            <text:p>2</text:p>
          </table:table-cell>
          <table:table-cell table:formula="of:=DSUM(LinkedBenchmarkData; &quot;Duration&quot;; [.A84:.H85])/[.J85]" office:value-type="float" office:value="10423654.5" calcext:value-type="float">
            <text:p>10423655</text:p>
          </table:table-cell>
          <table:table-cell table:style-name="ce5" table:formula="of:=DSTDEV(LinkedBenchmarkData; &quot;Duration&quot;; [.A84:.H85])" office:value-type="float" office:value="325126.990882793" calcext:value-type="float">
            <text:p>325127</text:p>
          </table:table-cell>
          <table:table-cell table:formula="of:=CONFIDENCE(0.05;[.L85];[.J85])" office:value-type="float" office:value="450594.740063766" calcext:value-type="float">
            <text:p>450595</text:p>
          </table:table-cell>
          <table:table-cell table:formula="of:=[.K85]+[.M85]" office:value-type="float" office:value="10874249.2400638" calcext:value-type="float">
            <text:p>10874249</text:p>
          </table:table-cell>
          <table:table-cell table:formula="of:=[.G85]/[.N85]*1000" office:value-type="float" office:value="4793.24750144262" calcext:value-type="float">
            <text:p>4793</text:p>
          </table:table-cell>
          <table:table-cell table:style-name="ce7" table:formula="of:=[Facts.$E$3]/([.O85]*60*60)" office:value-type="float" office:value="384.912306612409" calcext:value-type="float">
            <text:p>384.91</text:p>
          </table:table-cell>
          <table:table-cell table:formula="of:=[.P85]/24" office:value-type="float" office:value="16.038012775517" calcext:value-type="float">
            <text:p>16.04</text:p>
          </table:table-cell>
          <table:table-cell table:formula="of:=[.Q85]/31" office:value-type="float" office:value="0.51735525082313" calcext:value-type="float">
            <text:p>0.5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4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1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41]" office:value-type="string" office:string-value="version=0.1.0-SNAPSHOT" calcext:value-type="string">
            <text:p>version=0.1.0-SNAPSHOT</text:p>
          </table:table-cell>
          <table:table-cell table:formula="of:=['benchmark-data.csv (linked)'.E44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1]" office:value-type="string" office:string-value="2017-06-24T16:26:22.265Z" calcext:value-type="string">
            <text:p>2017-06-24T16:26:22.265Z</text:p>
          </table:table-cell>
          <table:table-cell table:formula="of:=['benchmark-data.csv (linked)'.I441]" office:value-type="float" office:value="52122968" calcext:value-type="float">
            <text:p>52122968</text:p>
          </table:table-cell>
          <table:table-cell table:formula="of:=['benchmark-data.csv (linked)'.J441]" office:value-type="float" office:value="1000000" calcext:value-type="float">
            <text:p>1000000</text:p>
          </table:table-cell>
          <table:table-cell office:value-type="string" calcext:value-type="string">
            <text:p>Single INSERTs, no indices or constraints.</text:p>
          </table:table-cell>
          <table:table-cell table:formula="of:=DCOUNT(LinkedBenchmarkData; &quot;Duration&quot;; [.A87:.H88])" office:value-type="float" office:value="2" calcext:value-type="float">
            <text:p>2</text:p>
          </table:table-cell>
          <table:table-cell table:formula="of:=DSUM(LinkedBenchmarkData; &quot;Duration&quot;; [.A87:.H88])/[.J88]" office:value-type="float" office:value="6526930.5" calcext:value-type="float">
            <text:p>6526931</text:p>
          </table:table-cell>
          <table:table-cell table:style-name="ce5" table:formula="of:=DSTDEV(LinkedBenchmarkData; &quot;Duration&quot;; [.A87:.H88])" office:value-type="float" office:value="38801.0704040494" calcext:value-type="float">
            <text:p>38801</text:p>
          </table:table-cell>
          <table:table-cell table:formula="of:=CONFIDENCE(0.05;[.L88];[.J88])" office:value-type="float" office:value="53774.5518618332" calcext:value-type="float">
            <text:p>53775</text:p>
          </table:table-cell>
          <table:table-cell table:formula="of:=[.K88]+[.M88]" office:value-type="float" office:value="6580705.05186183" calcext:value-type="float">
            <text:p>6580705</text:p>
          </table:table-cell>
          <table:table-cell table:formula="of:=[.G88]/[.N88]*1000" office:value-type="float" office:value="7920.57501274171" calcext:value-type="float">
            <text:p>7921</text:p>
          </table:table-cell>
          <table:table-cell table:style-name="ce7" table:formula="of:=[Facts.$E$3]/([.O88]*60*60)" office:value-type="float" office:value="232.935102435928" calcext:value-type="float">
            <text:p>232.94</text:p>
          </table:table-cell>
          <table:table-cell table:formula="of:=[.P88]/24" office:value-type="float" office:value="9.70562926816367" calcext:value-type="float">
            <text:p>9.71</text:p>
          </table:table-cell>
          <table:table-cell table:formula="of:=[.Q88]/31" office:value-type="float" office:value="0.313084815102054" calcext:value-type="float">
            <text:p>0.3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4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3]" office:value-type="string" office:string-value="2355f7a6ab9ddb13ac9ad4a100aaa5a980cece85" calcext:value-type="string">
            <text:p>2355f7a6ab9ddb13ac9ad4a100aaa5a980cece85</text:p>
          </table:table-cell>
          <table:table-cell table:formula="of:=['benchmark-data.csv (linked)'.D443]" office:value-type="string" office:string-value="version=0.1.0-SNAPSHOT" calcext:value-type="string">
            <text:p>version=0.1.0-SNAPSHOT</text:p>
          </table:table-cell>
          <table:table-cell table:formula="of:=['benchmark-data.csv (linked)'.E44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3]" office:value-type="string" office:string-value="2017-06-25T18:49:18.811Z" calcext:value-type="string">
            <text:p>2017-06-25T18:49:18.811Z</text:p>
          </table:table-cell>
          <table:table-cell table:formula="of:=['benchmark-data.csv (linked)'.I443]" office:value-type="float" office:value="43348005" calcext:value-type="float">
            <text:p>43348005</text:p>
          </table:table-cell>
          <table:table-cell table:formula="of:=['benchmark-data.csv (linked)'.J443]" office:value-type="float" office:value="1000000" calcext:value-type="float">
            <text:p>1000000</text:p>
          </table:table-cell>
          <table:table-cell office:value-type="string" calcext:value-type="string">
            <text:p>Service batching by 1000, but no JDBC batching.</text:p>
          </table:table-cell>
          <table:table-cell table:formula="of:=DCOUNT(LinkedBenchmarkData; &quot;Duration&quot;; [.A90:.H91])" office:value-type="float" office:value="2" calcext:value-type="float">
            <text:p>2</text:p>
          </table:table-cell>
          <table:table-cell table:formula="of:=DSUM(LinkedBenchmarkData; &quot;Duration&quot;; [.A90:.H91])/[.J91]" office:value-type="float" office:value="5536578" calcext:value-type="float">
            <text:p>5536578</text:p>
          </table:table-cell>
          <table:table-cell table:style-name="ce5" table:formula="of:=DSTDEV(LinkedBenchmarkData; &quot;Duration&quot;; [.A90:.H91])" office:value-type="float" office:value="23843.6406616104" calcext:value-type="float">
            <text:p>23844</text:p>
          </table:table-cell>
          <table:table-cell table:formula="of:=CONFIDENCE(0.05;[.L91];[.J91])" office:value-type="float" office:value="33044.9927793453" calcext:value-type="float">
            <text:p>33045</text:p>
          </table:table-cell>
          <table:table-cell table:formula="of:=[.K91]+[.M91]" office:value-type="float" office:value="5569622.99277935" calcext:value-type="float">
            <text:p>5569623</text:p>
          </table:table-cell>
          <table:table-cell table:formula="of:=[.G91]/[.N91]*1000" office:value-type="float" office:value="7782.93343305245" calcext:value-type="float">
            <text:p>7783</text:p>
          </table:table-cell>
          <table:table-cell table:style-name="ce7" table:formula="of:=[Facts.$E$3]/([.O91]*60*60)" office:value-type="float" office:value="237.054571751727" calcext:value-type="float">
            <text:p>237.05</text:p>
          </table:table-cell>
          <table:table-cell table:formula="of:=[.P91]/24" office:value-type="float" office:value="9.87727382298862" calcext:value-type="float">
            <text:p>9.88</text:p>
          </table:table-cell>
          <table:table-cell table:formula="of:=[.Q91]/31" office:value-type="float" office:value="0.318621736225439" calcext:value-type="float">
            <text:p>0.3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48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8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8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48]" office:value-type="string" office:string-value="version=0.1.0-SNAPSHOT" calcext:value-type="string">
            <text:p>version=0.1.0-SNAPSHOT</text:p>
          </table:table-cell>
          <table:table-cell table:formula="of:=['benchmark-data.csv (linked)'.E448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8]" office:value-type="string" office:string-value="2017-06-26T21:10:24.561Z" calcext:value-type="string">
            <text:p>2017-06-26T21:10:24.561Z</text:p>
          </table:table-cell>
          <table:table-cell table:formula="of:=['benchmark-data.csv (linked)'.I448]" office:value-type="float" office:value="43348005" calcext:value-type="float">
            <text:p>43348005</text:p>
          </table:table-cell>
          <table:table-cell table:formula="of:=['benchmark-data.csv (linked)'.J448]" office:value-type="float" office:value="1000000" calcext:value-type="float">
            <text:p>1000000</text:p>
          </table:table-cell>
          <table:table-cell office:value-type="string" calcext:value-type="string">
            <text:p>20x record batches, 2000x JDBC batches. Set stream to parallel.</text:p>
          </table:table-cell>
          <table:table-cell table:formula="of:=DCOUNT(LinkedBenchmarkData; &quot;Duration&quot;; [.A93:.H94])" office:value-type="float" office:value="2" calcext:value-type="float">
            <text:p>2</text:p>
          </table:table-cell>
          <table:table-cell table:formula="of:=DSUM(LinkedBenchmarkData; &quot;Duration&quot;; [.A93:.H94])/[.J94]" office:value-type="float" office:value="5995893.5" calcext:value-type="float">
            <text:p>5995894</text:p>
          </table:table-cell>
          <table:table-cell table:style-name="ce5" table:formula="of:=DSTDEV(LinkedBenchmarkData; &quot;Duration&quot;; [.A93:.H94])" office:value-type="float" office:value="219592.718004264" calcext:value-type="float">
            <text:p>219593</text:p>
          </table:table-cell>
          <table:table-cell table:formula="of:=CONFIDENCE(0.05;[.L94];[.J94])" office:value-type="float" office:value="304334.387681449" calcext:value-type="float">
            <text:p>304334</text:p>
          </table:table-cell>
          <table:table-cell table:formula="of:=[.K94]+[.M94]" office:value-type="float" office:value="6300227.88768145" calcext:value-type="float">
            <text:p>6300228</text:p>
          </table:table-cell>
          <table:table-cell table:formula="of:=[.G94]/[.N94]*1000" office:value-type="float" office:value="6880.38683247576" calcext:value-type="float">
            <text:p>6880</text:p>
          </table:table-cell>
          <table:table-cell table:style-name="ce7" table:formula="of:=[Facts.$E$3]/([.O94]*60*60)" office:value-type="float" office:value="268.150613746897" calcext:value-type="float">
            <text:p>268.15</text:p>
          </table:table-cell>
          <table:table-cell table:formula="of:=[.P94]/24" office:value-type="float" office:value="11.1729422394541" calcext:value-type="float">
            <text:p>11.17</text:p>
          </table:table-cell>
          <table:table-cell table:formula="of:=[.Q94]/31" office:value-type="float" office:value="0.360417491595292" calcext:value-type="float">
            <text:p>0.3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50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0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0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50]" office:value-type="string" office:string-value="version=0.1.0-SNAPSHOT" calcext:value-type="string">
            <text:p>version=0.1.0-SNAPSHOT</text:p>
          </table:table-cell>
          <table:table-cell table:formula="of:=['benchmark-data.csv (linked)'.E450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0]" office:value-type="string" office:string-value="2017-06-27T02:06:42.440Z" calcext:value-type="string">
            <text:p>2017-06-27T02:06:42.440Z</text:p>
          </table:table-cell>
          <table:table-cell table:formula="of:=['benchmark-data.csv (linked)'.I450]" office:value-type="float" office:value="43348005" calcext:value-type="float">
            <text:p>43348005</text:p>
          </table:table-cell>
          <table:table-cell table:formula="of:=['benchmark-data.csv (linked)'.J450]" office:value-type="float" office:value="1000000" calcext:value-type="float">
            <text:p>1000000</text:p>
          </table:table-cell>
          <table:table-cell office:value-type="string" calcext:value-type="string">
            <text:p>1x record batches, 10x JDBC batches. Stream not parallel.</text:p>
          </table:table-cell>
          <table:table-cell table:formula="of:=DCOUNT(LinkedBenchmarkData; &quot;Duration&quot;; [.A96:.H97])" office:value-type="float" office:value="2" calcext:value-type="float">
            <text:p>2</text:p>
          </table:table-cell>
          <table:table-cell table:formula="of:=DSUM(LinkedBenchmarkData; &quot;Duration&quot;; [.A96:.H97])/[.J97]" office:value-type="float" office:value="4902220" calcext:value-type="float">
            <text:p>4902220</text:p>
          </table:table-cell>
          <table:table-cell table:style-name="ce5" table:formula="of:=DSTDEV(LinkedBenchmarkData; &quot;Duration&quot;; [.A96:.H97])" office:value-type="float" office:value="185717.35343796" calcext:value-type="float">
            <text:p>185717</text:p>
          </table:table-cell>
          <table:table-cell table:formula="of:=CONFIDENCE(0.05;[.L97];[.J97])" office:value-type="float" office:value="257386.390377769" calcext:value-type="float">
            <text:p>257386</text:p>
          </table:table-cell>
          <table:table-cell table:formula="of:=[.K97]+[.M97]" office:value-type="float" office:value="5159606.39037777" calcext:value-type="float">
            <text:p>5159606</text:p>
          </table:table-cell>
          <table:table-cell table:formula="of:=[.G97]/[.N97]*1000" office:value-type="float" office:value="8401.41703073327" calcext:value-type="float">
            <text:p>8401</text:p>
          </table:table-cell>
          <table:table-cell table:style-name="ce7" table:formula="of:=[Facts.$E$3]/([.O97]*60*60)" office:value-type="float" office:value="219.60342465983" calcext:value-type="float">
            <text:p>219.60</text:p>
          </table:table-cell>
          <table:table-cell table:formula="of:=[.P97]/24" office:value-type="float" office:value="9.15014269415958" calcext:value-type="float">
            <text:p>9.15</text:p>
          </table:table-cell>
          <table:table-cell table:formula="of:=[.Q97]/31" office:value-type="float" office:value="0.295165893359986" calcext:value-type="float">
            <text:p>0.3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52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2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2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52]" office:value-type="string" office:string-value="version=0.1.0-SNAPSHOT" calcext:value-type="string">
            <text:p>version=0.1.0-SNAPSHOT</text:p>
          </table:table-cell>
          <table:table-cell table:formula="of:=['benchmark-data.csv (linked)'.E452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2]" office:value-type="string" office:string-value="2017-06-27T04:13:12.407Z" calcext:value-type="string">
            <text:p>2017-06-27T04:13:12.407Z</text:p>
          </table:table-cell>
          <table:table-cell table:formula="of:=['benchmark-data.csv (linked)'.I452]" office:value-type="float" office:value="43348005" calcext:value-type="float">
            <text:p>43348005</text:p>
          </table:table-cell>
          <table:table-cell table:formula="of:=['benchmark-data.csv (linked)'.J452]" office:value-type="float" office:value="1000000" calcext:value-type="float">
            <text:p>1000000</text:p>
          </table:table-cell>
          <table:table-cell office:value-type="string" calcext:value-type="string">
            <text:p>100x record batches, 10x JDBC batches. Stream not parallel.</text:p>
          </table:table-cell>
          <table:table-cell table:formula="of:=DCOUNT(LinkedBenchmarkData; &quot;Duration&quot;; [.A99:.H100])" office:value-type="float" office:value="2" calcext:value-type="float">
            <text:p>2</text:p>
          </table:table-cell>
          <table:table-cell table:formula="of:=DSUM(LinkedBenchmarkData; &quot;Duration&quot;; [.A99:.H100])/[.J100]" office:value-type="float" office:value="4737328.5" calcext:value-type="float">
            <text:p>4737329</text:p>
          </table:table-cell>
          <table:table-cell table:style-name="ce5" table:formula="of:=DSTDEV(LinkedBenchmarkData; &quot;Duration&quot;; [.A99:.H100])" office:value-type="float" office:value="136683.033696578" calcext:value-type="float">
            <text:p>136683</text:p>
          </table:table-cell>
          <table:table-cell table:formula="of:=CONFIDENCE(0.05;[.L100];[.J100])" office:value-type="float" office:value="189429.539123804" calcext:value-type="float">
            <text:p>189430</text:p>
          </table:table-cell>
          <table:table-cell table:formula="of:=[.K100]+[.M100]" office:value-type="float" office:value="4926758.0391238" calcext:value-type="float">
            <text:p>4926758</text:p>
          </table:table-cell>
          <table:table-cell table:formula="of:=[.G100]/[.N100]*1000" office:value-type="float" office:value="8798.48465375604" calcext:value-type="float">
            <text:p>8798</text:p>
          </table:table-cell>
          <table:table-cell table:style-name="ce7" table:formula="of:=[Facts.$E$3]/([.O100]*60*60)" office:value-type="float" office:value="209.692921514255" calcext:value-type="float">
            <text:p>209.69</text:p>
          </table:table-cell>
          <table:table-cell table:formula="of:=[.P100]/24" office:value-type="float" office:value="8.73720506309397" calcext:value-type="float">
            <text:p>8.74</text:p>
          </table:table-cell>
          <table:table-cell table:formula="of:=[.Q100]/31" office:value-type="float" office:value="0.281845324615934" calcext:value-type="float">
            <text:p>0.2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'benchmark-data.csv (linked)'.A$1]" office:value-type="string" office:string-value="Test Case ID" calcext:value-type="string">
            <text:p>Test Case ID</text:p>
          </table:table-cell>
          <table:table-cell table:style-name="ce1" table:formula="of:=['benchmark-data.csv (linked)'.B$1]" office:value-type="string" office:string-value="Git Branch Name" calcext:value-type="string">
            <text:p>Git Branch Name</text:p>
          </table:table-cell>
          <table:table-cell table:style-name="ce1" table:formula="of:=['benchmark-data.csv (linked)'.C$1]" office:value-type="string" office:string-value="Git Commit" calcext:value-type="string">
            <text:p>Git Commit</text:p>
          </table:table-cell>
          <table:table-cell table:style-name="ce1" table:formula="of:=['benchmark-data.csv (linked)'.D$1]" office:value-type="string" office:string-value="POM Version" calcext:value-type="string">
            <text:p>POM Version</text:p>
          </table:table-cell>
          <table:table-cell table:style-name="ce1" table:formula="of:=['benchmark-data.csv (linked)'.E$1]" office:value-type="string" office:string-value="Environment ID" calcext:value-type="string">
            <text:p>Environment ID</text:p>
          </table:table-cell>
          <table:table-cell table:style-name="ce1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1" table:formula="of:=['benchmark-data.csv (linked)'.I$1]" office:value-type="string" office:string-value="Record Count" calcext:value-type="string">
            <text:p>Record Count</text:p>
          </table:table-cell>
          <table:table-cell table:style-name="ce1" table:formula="of:=['benchmark-data.csv (linked)'.J$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58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8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8]" office:value-type="string" office:string-value="ab8a10056880b0e2869d334993e344a99f0a6dac" calcext:value-type="string">
            <text:p>ab8a10056880b0e2869d334993e344a99f0a6dac</text:p>
          </table:table-cell>
          <table:table-cell table:formula="of:=['benchmark-data.csv (linked)'.D458]" office:value-type="string" office:string-value="version=0.1.0-SNAPSHOT" calcext:value-type="string">
            <text:p>version=0.1.0-SNAPSHOT</text:p>
          </table:table-cell>
          <table:table-cell table:formula="of:=['benchmark-data.csv (linked)'.E458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8]" office:value-type="string" office:string-value="2017-07-02T10:21:38.797Z" calcext:value-type="string">
            <text:p>2017-07-02T10:21:38.797Z</text:p>
          </table:table-cell>
          <table:table-cell table:formula="of:=['benchmark-data.csv (linked)'.I458]" office:value-type="float" office:value="43348005" calcext:value-type="float">
            <text:p>43348005</text:p>
          </table:table-cell>
          <table:table-cell table:formula="of:=['benchmark-data.csv (linked)'.J458]" office:value-type="float" office:value="1000000" calcext:value-type="float">
            <text:p>1000000</text:p>
          </table:table-cell>
          <table:table-cell office:value-type="string" calcext:value-type="string">
            <text:p>Same batching, but downloads &amp; renames are async and scans are faster.</text:p>
          </table:table-cell>
          <table:table-cell table:formula="of:=DCOUNT(LinkedBenchmarkData; &quot;Duration&quot;; [.A102:.H103])" office:value-type="float" office:value="2" calcext:value-type="float">
            <text:p>2</text:p>
          </table:table-cell>
          <table:table-cell table:formula="of:=DSUM(LinkedBenchmarkData; &quot;Duration&quot;; [.A102:.H103])/[.J103]" office:value-type="float" office:value="4254551" calcext:value-type="float">
            <text:p>4254551</text:p>
          </table:table-cell>
          <table:table-cell table:style-name="ce5" table:formula="of:=DSTDEV(LinkedBenchmarkData; &quot;Duration&quot;; [.A102:.H103])" office:value-type="float" office:value="113315.275898707" calcext:value-type="float">
            <text:p>113315</text:p>
          </table:table-cell>
          <table:table-cell table:formula="of:=CONFIDENCE(0.05;[.L103];[.J103])" office:value-type="float" office:value="157044.074225256" calcext:value-type="float">
            <text:p>157044</text:p>
          </table:table-cell>
          <table:table-cell table:formula="of:=[.K103]+[.M103]" office:value-type="float" office:value="4411595.07422526" calcext:value-type="float">
            <text:p>4411595</text:p>
          </table:table-cell>
          <table:table-cell table:formula="of:=[.G103]/[.N103]*1000" office:value-type="float" office:value="9825.92560528973" calcext:value-type="float">
            <text:p>9826</text:p>
          </table:table-cell>
          <table:table-cell table:style-name="ce7" table:formula="of:=[Facts.$E$3]/([.O103]*60*60)" office:value-type="float" office:value="187.766529694791" calcext:value-type="float">
            <text:p>187.77</text:p>
          </table:table-cell>
          <table:table-cell table:formula="of:=[.P103]/24" office:value-type="float" office:value="7.82360540394964" calcext:value-type="float">
            <text:p>7.82</text:p>
          </table:table-cell>
          <table:table-cell table:formula="of:=[.Q103]/31" office:value-type="float" office:value="0.252374367869343" calcext:value-type="float">
            <text:p>0.25</text:p>
          </table:table-cell>
          <table:table-cell table:number-columns-repeated="1006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0:45:11.753Z</text:p>
          </table:table-cell>
          <table:table-cell office:value-type="float" office:value="2" calcext:value-type="float">
            <text:p>2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2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" calcext:value-type="float">
            <text:p>1</text:p>
          </table:table-cell>
          <table:table-cell office:value-type="float" office:value="12025300" calcext:value-type="float">
            <text:p>1202530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34431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" calcext:value-type="float">
            <text:p>2</text:p>
          </table:table-cell>
          <table:table-cell office:value-type="float" office:value="7273762" calcext:value-type="float">
            <text:p>727376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794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4" calcext:value-type="float">
            <text:p>4</text:p>
          </table:table-cell>
          <table:table-cell office:value-type="float" office:value="13823023" calcext:value-type="float">
            <text:p>138230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16179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5" calcext:value-type="float">
            <text:p>5</text:p>
          </table:table-cell>
          <table:table-cell office:value-type="float" office:value="10805583" calcext:value-type="float">
            <text:p>1080558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1880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6" calcext:value-type="float">
            <text:p>6</text:p>
          </table:table-cell>
          <table:table-cell office:value-type="float" office:value="15336397" calcext:value-type="float">
            <text:p>1533639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669961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7" calcext:value-type="float">
            <text:p>7</text:p>
          </table:table-cell>
          <table:table-cell office:value-type="float" office:value="6412667" calcext:value-type="float">
            <text:p>64126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6798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8" calcext:value-type="float">
            <text:p>8</text:p>
          </table:table-cell>
          <table:table-cell office:value-type="float" office:value="12348523" calcext:value-type="float">
            <text:p>123485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78391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9" calcext:value-type="float">
            <text:p>9</text:p>
          </table:table-cell>
          <table:table-cell office:value-type="float" office:value="7236767" calcext:value-type="float">
            <text:p>72367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62435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0" calcext:value-type="float">
            <text:p>10</text:p>
          </table:table-cell>
          <table:table-cell office:value-type="float" office:value="6947365" calcext:value-type="float">
            <text:p>69473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2305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1" calcext:value-type="float">
            <text:p>11</text:p>
          </table:table-cell>
          <table:table-cell office:value-type="float" office:value="7087060" calcext:value-type="float">
            <text:p>70870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52646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3" calcext:value-type="float">
            <text:p>13</text:p>
          </table:table-cell>
          <table:table-cell office:value-type="float" office:value="12874219" calcext:value-type="float">
            <text:p>1287421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5066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4" calcext:value-type="float">
            <text:p>14</text:p>
          </table:table-cell>
          <table:table-cell office:value-type="float" office:value="5631202" calcext:value-type="float">
            <text:p>563120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2204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5" calcext:value-type="float">
            <text:p>15</text:p>
          </table:table-cell>
          <table:table-cell office:value-type="float" office:value="9639163" calcext:value-type="float">
            <text:p>963916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1648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6" calcext:value-type="float">
            <text:p>16</text:p>
          </table:table-cell>
          <table:table-cell office:value-type="float" office:value="4456704" calcext:value-type="float">
            <text:p>44567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42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7" calcext:value-type="float">
            <text:p>17</text:p>
          </table:table-cell>
          <table:table-cell office:value-type="float" office:value="10111536" calcext:value-type="float">
            <text:p>1011153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7968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8" calcext:value-type="float">
            <text:p>18</text:p>
          </table:table-cell>
          <table:table-cell office:value-type="float" office:value="16051727" calcext:value-type="float">
            <text:p>160517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56945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9" calcext:value-type="float">
            <text:p>19</text:p>
          </table:table-cell>
          <table:table-cell office:value-type="float" office:value="8688960" calcext:value-type="float">
            <text:p>86889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1639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0" calcext:value-type="float">
            <text:p>20</text:p>
          </table:table-cell>
          <table:table-cell office:value-type="float" office:value="7371455" calcext:value-type="float">
            <text:p>737145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17798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1" calcext:value-type="float">
            <text:p>21</text:p>
          </table:table-cell>
          <table:table-cell office:value-type="float" office:value="13420314" calcext:value-type="float">
            <text:p>1342031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9639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2" calcext:value-type="float">
            <text:p>22</text:p>
          </table:table-cell>
          <table:table-cell office:value-type="float" office:value="8275994" calcext:value-type="float">
            <text:p>827599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59381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9" calcext:value-type="float">
            <text:p>29</text:p>
          </table:table-cell>
          <table:table-cell office:value-type="float" office:value="5202540" calcext:value-type="float">
            <text:p>520254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67294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30" calcext:value-type="float">
            <text:p>30</text:p>
          </table:table-cell>
          <table:table-cell office:value-type="float" office:value="23304027" calcext:value-type="float">
            <text:p>233040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4661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21:59:42.276Z</text:p>
          </table:table-cell>
          <table:table-cell office:value-type="float" office:value="1" calcext:value-type="float">
            <text:p>1</text:p>
          </table:table-cell>
          <table:table-cell office:value-type="float" office:value="15431" calcext:value-type="float">
            <text:p>154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819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" calcext:value-type="float">
            <text:p>1</text:p>
          </table:table-cell>
          <table:table-cell office:value-type="float" office:value="2709078" calcext:value-type="float">
            <text:p>270907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4009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2" calcext:value-type="float">
            <text:p>2</text:p>
          </table:table-cell>
          <table:table-cell office:value-type="float" office:value="4056901" calcext:value-type="float">
            <text:p>4056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47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3" calcext:value-type="float">
            <text:p>3</text:p>
          </table:table-cell>
          <table:table-cell office:value-type="float" office:value="4096621" calcext:value-type="float">
            <text:p>409662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062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4" calcext:value-type="float">
            <text:p>4</text:p>
          </table:table-cell>
          <table:table-cell office:value-type="float" office:value="2627103" calcext:value-type="float">
            <text:p>262710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79920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5" calcext:value-type="float">
            <text:p>5</text:p>
          </table:table-cell>
          <table:table-cell office:value-type="float" office:value="2657804" calcext:value-type="float">
            <text:p>26578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3466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6" calcext:value-type="float">
            <text:p>6</text:p>
          </table:table-cell>
          <table:table-cell office:value-type="float" office:value="4334504" calcext:value-type="float">
            <text:p>43345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362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7" calcext:value-type="float">
            <text:p>7</text:p>
          </table:table-cell>
          <table:table-cell office:value-type="float" office:value="4328553" calcext:value-type="float">
            <text:p>432855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741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8" calcext:value-type="float">
            <text:p>8</text:p>
          </table:table-cell>
          <table:table-cell office:value-type="float" office:value="4319848" calcext:value-type="float">
            <text:p>431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87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9" calcext:value-type="float">
            <text:p>9</text:p>
          </table:table-cell>
          <table:table-cell office:value-type="float" office:value="4286381" calcext:value-type="float">
            <text:p>428638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56730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0" calcext:value-type="float">
            <text:p>10</text:p>
          </table:table-cell>
          <table:table-cell office:value-type="float" office:value="3104758" calcext:value-type="float">
            <text:p>310475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43448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" calcext:value-type="float">
            <text:p>1</text:p>
          </table:table-cell>
          <table:table-cell office:value-type="float" office:value="1826293" calcext:value-type="float">
            <text:p>182629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49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2" calcext:value-type="float">
            <text:p>2</text:p>
          </table:table-cell>
          <table:table-cell office:value-type="float" office:value="1845576" calcext:value-type="float">
            <text:p>184557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22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3" calcext:value-type="float">
            <text:p>3</text:p>
          </table:table-cell>
          <table:table-cell office:value-type="float" office:value="1839848" calcext:value-type="float">
            <text:p>183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80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4" calcext:value-type="float">
            <text:p>4</text:p>
          </table:table-cell>
          <table:table-cell office:value-type="float" office:value="1830746" calcext:value-type="float">
            <text:p>183074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30089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5" calcext:value-type="float">
            <text:p>5</text:p>
          </table:table-cell>
          <table:table-cell office:value-type="float" office:value="1824937" calcext:value-type="float">
            <text:p>182493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91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6" calcext:value-type="float">
            <text:p>6</text:p>
          </table:table-cell>
          <table:table-cell office:value-type="float" office:value="1821369" calcext:value-type="float">
            <text:p>182136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27339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7" calcext:value-type="float">
            <text:p>7</text:p>
          </table:table-cell>
          <table:table-cell office:value-type="float" office:value="1848126" calcext:value-type="float">
            <text:p>184812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2674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8" calcext:value-type="float">
            <text:p>8</text:p>
          </table:table-cell>
          <table:table-cell office:value-type="float" office:value="1862901" calcext:value-type="float">
            <text:p>1862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0285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9" calcext:value-type="float">
            <text:p>9</text:p>
          </table:table-cell>
          <table:table-cell office:value-type="float" office:value="1865366" calcext:value-type="float">
            <text:p>186536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577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0" calcext:value-type="float">
            <text:p>10</text:p>
          </table:table-cell>
          <table:table-cell office:value-type="float" office:value="1871744" calcext:value-type="float">
            <text:p>187174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614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1" calcext:value-type="float">
            <text:p>1</text:p>
          </table:table-cell>
          <table:table-cell office:value-type="float" office:value="5763334" calcext:value-type="float">
            <text:p>57633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93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2" calcext:value-type="float">
            <text:p>2</text:p>
          </table:table-cell>
          <table:table-cell office:value-type="float" office:value="5605321" calcext:value-type="float">
            <text:p>5605321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5873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1" calcext:value-type="float">
            <text:p>1</text:p>
          </table:table-cell>
          <table:table-cell office:value-type="float" office:value="6781634" calcext:value-type="float">
            <text:p>67816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7429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2" calcext:value-type="float">
            <text:p>2</text:p>
          </table:table-cell>
          <table:table-cell office:value-type="float" office:value="6560963" calcext:value-type="float">
            <text:p>6560963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8277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1" calcext:value-type="float">
            <text:p>1</text:p>
          </table:table-cell>
          <table:table-cell office:value-type="float" office:value="6450585" calcext:value-type="float">
            <text:p>64505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1314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2" calcext:value-type="float">
            <text:p>2</text:p>
          </table:table-cell>
          <table:table-cell office:value-type="float" office:value="6653190" calcext:value-type="float">
            <text:p>665319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3167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1" calcext:value-type="float">
            <text:p>1</text:p>
          </table:table-cell>
          <table:table-cell office:value-type="float" office:value="2252074" calcext:value-type="float">
            <text:p>225207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1875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2" calcext:value-type="float">
            <text:p>2</text:p>
          </table:table-cell>
          <table:table-cell office:value-type="float" office:value="2278665" calcext:value-type="float">
            <text:p>22786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3737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1" calcext:value-type="float">
            <text:p>1</text:p>
          </table:table-cell>
          <table:table-cell office:value-type="float" office:value="1638785" calcext:value-type="float">
            <text:p>16387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557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2" calcext:value-type="float">
            <text:p>2</text:p>
          </table:table-cell>
          <table:table-cell office:value-type="float" office:value="1811624" calcext:value-type="float">
            <text:p>181162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3612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1" calcext:value-type="float">
            <text:p>1</text:p>
          </table:table-cell>
          <table:table-cell office:value-type="float" office:value="1578006" calcext:value-type="float">
            <text:p>157800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95177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2" calcext:value-type="float">
            <text:p>2</text:p>
          </table:table-cell>
          <table:table-cell office:value-type="float" office:value="1560566" calcext:value-type="float">
            <text:p>156056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39835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1" calcext:value-type="float">
            <text:p>1</text:p>
          </table:table-cell>
          <table:table-cell office:value-type="float" office:value="1625965" calcext:value-type="float">
            <text:p>16259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8911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2" calcext:value-type="float">
            <text:p>2</text:p>
          </table:table-cell>
          <table:table-cell office:value-type="float" office:value="1624832" calcext:value-type="float">
            <text:p>162483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9082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1" calcext:value-type="float">
            <text:p>1</text:p>
          </table:table-cell>
          <table:table-cell office:value-type="float" office:value="1874502" calcext:value-type="float">
            <text:p>187450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87460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2" calcext:value-type="float">
            <text:p>2</text:p>
          </table:table-cell>
          <table:table-cell office:value-type="float" office:value="1844640" calcext:value-type="float">
            <text:p>184464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627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1" calcext:value-type="float">
            <text:p>1</text:p>
          </table:table-cell>
          <table:table-cell office:value-type="float" office:value="6168317" calcext:value-type="float">
            <text:p>6168317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1796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2" calcext:value-type="float">
            <text:p>2</text:p>
          </table:table-cell>
          <table:table-cell office:value-type="float" office:value="6290814" calcext:value-type="float">
            <text:p>629081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0130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1" calcext:value-type="float">
            <text:p>1</text:p>
          </table:table-cell>
          <table:table-cell office:value-type="float" office:value="10193755" calcext:value-type="float">
            <text:p>10193755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330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2" calcext:value-type="float">
            <text:p>2</text:p>
          </table:table-cell>
          <table:table-cell office:value-type="float" office:value="10653554" calcext:value-type="float">
            <text:p>1065355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86329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1" calcext:value-type="float">
            <text:p>1</text:p>
          </table:table-cell>
          <table:table-cell office:value-type="float" office:value="6499494" calcext:value-type="float">
            <text:p>649949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7376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2" calcext:value-type="float">
            <text:p>2</text:p>
          </table:table-cell>
          <table:table-cell office:value-type="float" office:value="6554367" calcext:value-type="float">
            <text:p>6554367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4323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2355f7a6ab9ddb13ac9ad4a100aaa5a980cece8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5T18:49:18.811Z</text:p>
          </table:table-cell>
          <table:table-cell office:value-type="float" office:value="1" calcext:value-type="float">
            <text:p>1</text:p>
          </table:table-cell>
          <table:table-cell office:value-type="float" office:value="5519718" calcext:value-type="float">
            <text:p>551971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62437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2355f7a6ab9ddb13ac9ad4a100aaa5a980cece8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5T18:49:18.811Z</text:p>
          </table:table-cell>
          <table:table-cell office:value-type="float" office:value="2" calcext:value-type="float">
            <text:p>2</text:p>
          </table:table-cell>
          <table:table-cell office:value-type="float" office:value="5553438" calcext:value-type="float">
            <text:p>555343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7983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082f63b543396c34f01632295877969b49db28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00:17:06.979Z</text:p>
          </table:table-cell>
          <table:table-cell office:value-type="float" office:value="1" calcext:value-type="float">
            <text:p>1</text:p>
          </table:table-cell>
          <table:table-cell office:value-type="float" office:value="5507692" calcext:value-type="float">
            <text:p>550769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8898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13:52:57.295Z</text:p>
          </table:table-cell>
          <table:table-cell office:value-type="float" office:value="1" calcext:value-type="float">
            <text:p>1</text:p>
          </table:table-cell>
          <table:table-cell office:value-type="float" office:value="5109498" calcext:value-type="float">
            <text:p>510949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1730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13:52:57.295Z</text:p>
          </table:table-cell>
          <table:table-cell office:value-type="float" office:value="2" calcext:value-type="float">
            <text:p>2</text:p>
          </table:table-cell>
          <table:table-cell office:value-type="float" office:value="5037844" calcext:value-type="float">
            <text:p>5037844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3368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21:10:24.561Z</text:p>
          </table:table-cell>
          <table:table-cell office:value-type="float" office:value="1" calcext:value-type="float">
            <text:p>1</text:p>
          </table:table-cell>
          <table:table-cell office:value-type="float" office:value="5840618" calcext:value-type="float">
            <text:p>584061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50207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21:10:24.561Z</text:p>
          </table:table-cell>
          <table:table-cell office:value-type="float" office:value="2" calcext:value-type="float">
            <text:p>2</text:p>
          </table:table-cell>
          <table:table-cell office:value-type="float" office:value="6151169" calcext:value-type="float">
            <text:p>615116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31259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2:06:42.440Z</text:p>
          </table:table-cell>
          <table:table-cell office:value-type="float" office:value="1" calcext:value-type="float">
            <text:p>1</text:p>
          </table:table-cell>
          <table:table-cell office:value-type="float" office:value="4770898" calcext:value-type="float">
            <text:p>477089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8621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2:06:42.440Z</text:p>
          </table:table-cell>
          <table:table-cell office:value-type="float" office:value="2" calcext:value-type="float">
            <text:p>2</text:p>
          </table:table-cell>
          <table:table-cell office:value-type="float" office:value="5033542" calcext:value-type="float">
            <text:p>503354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465570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4:13:12.407Z</text:p>
          </table:table-cell>
          <table:table-cell office:value-type="float" office:value="1" calcext:value-type="float">
            <text:p>1</text:p>
          </table:table-cell>
          <table:table-cell office:value-type="float" office:value="4640679" calcext:value-type="float">
            <text:p>464067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96998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4:13:12.407Z</text:p>
          </table:table-cell>
          <table:table-cell office:value-type="float" office:value="2" calcext:value-type="float">
            <text:p>2</text:p>
          </table:table-cell>
          <table:table-cell office:value-type="float" office:value="4833978" calcext:value-type="float">
            <text:p>483397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51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d6ad44841cb081ffa21da5a82cfe6611fe7dca31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8T15:50:01.466Z</text:p>
          </table:table-cell>
          <table:table-cell office:value-type="float" office:value="1" calcext:value-type="float">
            <text:p>1</text:p>
          </table:table-cell>
          <table:table-cell office:value-type="float" office:value="4520461" calcext:value-type="float">
            <text:p>4520461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7743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d6ad44841cb081ffa21da5a82cfe6611fe7dca31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8T15:50:01.466Z</text:p>
          </table:table-cell>
          <table:table-cell office:value-type="float" office:value="2" calcext:value-type="float">
            <text:p>2</text:p>
          </table:table-cell>
          <table:table-cell office:value-type="float" office:value="5621052" calcext:value-type="float">
            <text:p>562105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18340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4a7bb11883e7120d49a1d1ef1bb02c608f3a001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1T17:00:11.607Z</text:p>
          </table:table-cell>
          <table:table-cell office:value-type="float" office:value="1" calcext:value-type="float">
            <text:p>1</text:p>
          </table:table-cell>
          <table:table-cell office:value-type="float" office:value="4548997" calcext:value-type="float">
            <text:p>4548997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89862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4a7bb11883e7120d49a1d1ef1bb02c608f3a001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1T17:00:11.607Z</text:p>
          </table:table-cell>
          <table:table-cell office:value-type="float" office:value="2" calcext:value-type="float">
            <text:p>2</text:p>
          </table:table-cell>
          <table:table-cell office:value-type="float" office:value="4388439" calcext:value-type="float">
            <text:p>438843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80571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ab8a10056880b0e2869d334993e344a99f0a6dac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10:21:38.797Z</text:p>
          </table:table-cell>
          <table:table-cell office:value-type="float" office:value="1" calcext:value-type="float">
            <text:p>1</text:p>
          </table:table-cell>
          <table:table-cell office:value-type="float" office:value="4334677" calcext:value-type="float">
            <text:p>4334677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773920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ab8a10056880b0e2869d334993e344a99f0a6dac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10:21:38.797Z</text:p>
          </table:table-cell>
          <table:table-cell office:value-type="float" office:value="2" calcext:value-type="float">
            <text:p>2</text:p>
          </table:table-cell>
          <table:table-cell office:value-type="float" office:value="4174425" calcext:value-type="float">
            <text:p>4174425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459601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2897512" calcext:value-type="float">
            <text:p>62,897,512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2469381229" calcext:value-type="float">
            <text:p>2,469,381,229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364428486" calcext:value-type="float">
            <text:p>364,428,486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6641927827" calcext:value-type="float">
            <text:p>6,641,927,827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21622007" calcext:value-type="float">
            <text:p>21,622,007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5416469" calcext:value-type="float">
            <text:p>5,416,46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39.2603960073969" calcext:value-type="float">
            <text:p>39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9471544" calcext:value-type="float">
            <text:p>9,471,544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3388179487926" calcext:value-type="float">
            <text:p>65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13028421" calcext:value-type="float">
            <text:p>13,028,421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10982.0235234788" calcext:value-type="float">
            <text:p>10,982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1918521370" calcext:value-type="float">
            <text:p>1,918,521,370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2562.4721554784" calcext:value-type="float">
            <text:p>2,56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36892932" calcext:value-type="float">
            <text:p>136,892,932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4109649086" calcext:value-type="float">
            <text:p>4,109,649,086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08:16:26.410533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7-07-02T08:18:17.151623254</dc:date>
    <dc:creator>Karl Davis</dc:creator>
    <meta:editing-duration>P6DT7H43M25S</meta:editing-duration>
    <meta:editing-cycles>71</meta:editing-cycles>
    <meta:generator>LibreOffice/4.2.8.2$Linux_X86_64 LibreOffice_project/420m0$Build-2</meta:generator>
    <meta:document-statistic meta:table-count="3" meta:cell-count="6021" meta:object-count="0"/>
  </office:meta>
</office:document-meta>
</file>